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text:span text:style-name="T4"/></text:p>
      <text:p text:style-name="P1"><text:span text:style-name="T5">22) Find the Longest Common Subsequence of Three Strings.</text:span><text:span text:style-name="T6"/></text:p>
      <text:p text:style-name="P1"><text:span text:style-name="T7">23) Implement a B-Tree Data Structure.</text:span></text:p>
      <text:p text:style-name="P1"><text:span text:style-name="T7">24) Implement the Ford-Fulkerson Algorithm for Maximum Flow</text:span><text:span text:style-name="T8">.</text:span></text:p>
      <text:p text:style-name="P1"><text:span text:style-name="T8">25) Solve the Subset Sum Problem.</text:span></text:p>
      <text:p text:style-name="P1"><text:span text:style-name="T8">26) Implement the Tarjan Algorithm for Strongly Connected Components.</text:span></text:p>
      <text:p text:style-name="P1"><text:span text:style-name="T8">27) Construct a Suffix Array.</text:span></text:p>
      <text:p text:style-name="P1"><text:span text:style-name="T8">28) Implement the Manacher's Algorithm for Longest Palindromic Substring.</text:span></text:p>
      <text:p text:style-name="P1"><text:span text:style-name="T8">29) Solve the Traveling Salesman Problem.</text:span></text:p>
      <text:p text:style-name="P1"><text:span text:style-name="T8">30) Implement the Bellman-Ford Algorithm for Single Source Shortest Paths. </text:span></text:p>
      <text:p text:style-name="P1"><text:span text:style-name="T8">31) Find the Maximum Bipartite Matching in a Graph.</text:span></text:p>
      <text:p text:style-name="P1"><text:span text:style-name="T8">32) Implement the Hungarian Algorithm for Maximum Bipartite Matching.</text:span></text:p>
      <text:p text:style-name="P1"><text:span text:style-name="T8">33) Implement a Bloom Filter.</text:span></text:p>
      <text:p text:style-name="P1"><text:span text:style-name="T8">34) Solve the Bipartite Matching Problem using Hopcroft-Karp Algorithm.</text:span></text:p>
      <text:p text:style-name="P1"><text:span text:style-name="T8">35) Implement the RSA Algorithm for Public Key Cryptography.</text:span></text:p>
      <text:p text:style-name="P1"><text:span text:style-name="T8">36) Implement the Floyd-Rivest Algorithm for Selection.</text:span></text:p>
      <text:p text:style-name="P1"><text:span text:style-name="T8">37) Solve the Rod Cutting Problem using Dynamic Programming.</text:span></text:p>
      <text:p text:style-name="P1"><text:span text:style-name="T8">38) Implement the Schorr-Waite Algorithm for Garbage Collection.</text:span></text:p>
      <text:p text:style-name="P1"><text:span text:style-name="T8">39) Implement the Aho-Corasick Algorithm for String Matching.</text:span></text:p>
      <text:p text:style-name="P1"><text:span text:style-name="T8">40) Implement the Huffman Coding Algorithm for Data Compression.</text:span></text:p>
      <text:p text:style-name="P1"><text:span text:style-name="T8">41) Determine the Longest Increasing Subsequence in an Array.</text:span></text:p>
      <text:p text:style-name="P1"><text:span text:style-name="T8">42) Calculate the Edit Distance between Two Strings.</text:span></text:p>
      <text:p text:style-name="P1"><text:span text:style-name="T8">43) Find the Shortest Superstring in a Set of Strings.</text:span></text:p>
      <text:p text:style-name="P1"><text:span text:style-name="T8">44) Implement the Miller-Rabin Primality Test.</text:span></text:p>
      <text:p text:style-name="P1"><text:span text:style-name="T8">45) Solve the Word Break Problem using Dynamic Programming.</text:span></text:p>
      <text:p text:style-name="P1"><text:span text:style-name="T8">46) Solve the Subset Sum Problem using Backtracking.</text:span></text:p>
      <text:p text:style-name="P1"><text:span text:style-name="T8">47) Implement the Skip List Data Structure.</text:span></text:p>
      <text:p text:style-name="P1"><text:span text:style-name="T8">48) Solve the Longest Common Substring Problem.</text:span></text:p>
      <text:p text:style-name="P1"><text:span text:style-name="T8">49) Implement the Minimum Spanning Tree using Boruvka's Algorithm.</text:span></text:p>
      <text:p text:style-name="P1"><text:span text:style-name="T8">50) Implement a Breadth-First Search on a 2D Grid.</text:span></text:p>
      <text:p text:style-name="P1"><text:span text:style-name="T8">51) Solve the Minimum Cost Flow Problem.</text:span></text:p>
      <text:p text:style-name="P1"><text:span text:style-name="T8">52) Implement the Knuth-Morris-Pratt Algorithm for Pattern Matching.</text:span></text:p>
      <text:p text:style-name="P1"><text:span text:style-name="T8">53) Solve the Maximum Subarray Sum Circular Problem.</text:span></text:p>
      <text:p text:style-name="P1"><text:span text:style-name="T8">54) Solve the 3-Sum Problem.</text:span></text:p>
      <text:p text:style-name="P1"><text:span text:style-name="T8">55) Solve the String to Integer (Atoi) Problem.</text:span></text:p>
      <text:p text:style-name="P1"><text:span text:style-name="T8">56) Implement a Skip Graph.</text:span></text:p>
      <text:p text:style-name="P1"><text:span text:style-name="T8">57) Solve the Maximum Sum Increasing Subsequence Problem.</text:span></text:p>
      <text:p text:style-name="P1"><text:span text:style-name="T8">58) Solve the Number of Islands Problem. </text:span></text:p>
      <text:p text:style-name="P1"><text:span text:style-name="T8">59) Solve the Text Justification Problem.</text:span></text:p>
      <text:p text:style-name="P1"><text:span text:style-name="T8">60) Implement the Buhrman-Miltersen Algorithm for Quantum Query Complexity.</text:span></text:p>
      <text:p text:style-name="P1"><text:span text:style-name="T8">61) Solve the Top K Frequent Elements Problem.</text:span></text:p>
      <text:p text:style-name="P1"><text:span text:style-name="T8">62) Solve the Edit Distance Problem with Operations.</text:span></text:p>
      <text:p text:style-name="P1"><text:span text:style-name="T8">63) Implement the Count-Min Sketch Data Structure.</text:span></text:p>
      <text:p text:style-name="P1"><text:span text:style-name="T8">64) Solve the Minimum Number of Jumps to Reach the End Problem.</text:span></text:p>
      <text:p text:style-name="P1"><text:span text:style-name="T8">65) Implement a Differential Evolution Algorithm.</text:span></text:p>
      <text:p text:style-name="P1"><text:span text:style-name="T8">66) Solve the Bitonic Euclidean Traveling Salesman Problem.</text:span></text:p>
      <text:p text:style-name="P1"><text:span text:style-name="T8">67) Solve the Knapsack Problem with Fractional Weights.</text:span></text:p>
      <text:p text:style-name="P1"><text:span text:style-name="T8">68) Solve the Union-Find (Disjoint Set) Problem with Path Compression.</text:span></text:p>
      <text:p text:style-name="P1"><text:span text:style-name="T8">69) Implement the Hill Climbing Algorithm for Optimization.</text:span></text:p>
      <text:p text:style-name="P1"><text:span text:style-name="T8">70) Solve the Degree of an Array Problem.</text:span></text:p>
      <text:p text:style-name="P1"><text:span text:style-name="T8">71) Implement the Lempel-Ziv-Welch (LZW) Compression Algorithm.</text:span></text:p>
      <text:p text:style-name="P1"><text:span text:style-name="T8">72) Implement the Cooley-Tukey Fast Fourier Transform (FFT) Algorithm.</text:span></text:p>
      <text:p text:style-name="P1"><text:span text:style-name="T8">73) Implement a Range Minimum Query (RMQ) Data Structure.</text:span></text:p>
      <text:p text:style-name="P1"><text:span text:style-name="T8">74) Implement the Tarjan's Algorithm for Dominators in a Graph.</text:span></text:p>
      <text:p text:style-name="P1"><text:span text:style-name="T8">75) Solve the Burst Balloons Problem.</text:span></text:p>
      <text:p text:style-name="P1"><text:span text:style-name="T8">76) Implement the Suffix Tree Data Structure.</text:span></text:p>
      <text:p text:style-name="P1"><text:span text:style-name="T8">77) Solve the Sum of Distances in Tree Problem.</text:span></text:p>
      <text:p text:style-name="P1"><text:span text:style-name="T8">78) Implement a Genetic Programming Algorithm.</text:span></text:p>
      <text:p text:style-name="P1"><text:span text:style-name="T8">79) Solve the Minimum Cost to Connect Sticks Problem.</text:span></text:p>
      <text:p text:style-name="P1"><text:span text:style-name="T8">80) Implement the Parallel Prefix Sum (Scan) Algorithm.</text:span></text:p>
      <text:p text:style-name="P1"><text:span text:style-name="T8">81) Solve the Count of Subarrays with Given Sum Problem.</text:span></text:p>
      <text:p text:style-name="P1"><text:span text:style-name="T8">82) Implement a Bloom Filter with False Positives Probability Estimation.</text:span></text:p>
      <text:p text:style-name="P1"><text:span text:style-name="T8">83) Solve the Expression Add Operators Problem.</text:span></text:p>
      <text:p text:style-name="P1"><text:span text:style-name="T8">84) Implement a Parallel Breadth-First Search Algorithm.</text:span></text:p>
      <text:p text:style-name="P1"><text:span text:style-name="T8">85) Solve the Count of Range Sum Problem.</text:span></text:p>
      <text:p text:style-name="P1"><text:span text:style-name="T8">86) Implement a Linear Congruential Generator.</text:span></text:p>
      <text:p text:style-name="P1"><text:span text:style-name="T8">87) Implement the COBWEB Algorithm for Incremental Concept Learning.</text:span></text:p>
      <text:p text:style-name="P1"><text:span text:style-name="T8">88) Solve the Expression Tree Build Problem.</text:span></text:p>
      <text:p text:style-name="P1"><text:span text:style-name="T8">89) Implement a Quantum Walk Algorithm.</text:span></text:p>
      <text:p text:style-name="P1"><text:span text:style-name="T8">90) Solve the Minimum Number of Taps to Open to Water a Garden Problem.</text:span></text:p>
      <text:p text:style-name="P1"><text:span text:style-name="T8">91) Implement a Bloom Filter with Dynamic Resizing.</text:span></text:p>
      <text:p text:style-name="P1"><text:span text:style-name="T8">92) Solve the Maximum Performance of a Team Problem.</text:span></text:p>
      <text:p text:style-name="P1"><text:span text:style-name="T8">93) Implement the Carter-Wegman Universal Hash Function.</text:span></text:p>
      <text:p text:style-name="P1"><text:span text:style-name="T8">94) Implement a Skip-gram Model for Word Embeddings.</text:span></text:p>
      <text:p text:style-name="P1"><text:span text:style-name="T8">95) Implement the Rete II Algorithm for Rule-Based Systems.</text:span></text:p>
      <text:p text:style-name="P1"><text:span text:style-name="T8">96) Solve the Maximal Network Rank Problem.</text:span></text:p>
      <text:p text:style-name="P1"><text:span text:style-name="T8">97) Solve the Kth Smallest Element in a Sorted Matrix Problem.</text:span></text:p>
      <text:p text:style-name="P1"><text:span text:style-name="T8">98) Implement the Graph-Based Genetic Algorithm.</text:span></text:p>
      <text:p text:style-name="P1"><text:span text:style-name="T8">99) Implement the Viterbi Algorithm for Hidden Markov Models.</text:span></text:p>
      <text:p text:style-name="P1"><text:span text:style-name="T8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